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officeooo:rsid="000c0db2" officeooo:paragraph-rsid="00116e1f" style:font-size-asian="12pt" style:font-size-complex="12pt"/>
    </style:style>
    <style:style style:name="P2" style:family="paragraph" style:parent-style-name="Standard">
      <style:text-properties style:font-name="Liberation Serif" fo:font-size="12pt" officeooo:paragraph-rsid="00116e1f" style:font-size-asian="12pt" style:font-size-complex="12pt"/>
    </style:style>
    <style:style style:name="P3"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0c0db2" officeooo:paragraph-rsid="00116e1f"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style:text-underline-style="none" fo:font-weight="normal" officeooo:rsid="000e1cdd" officeooo:paragraph-rsid="00116e1f" style:font-size-asian="12pt" style:font-weight-asian="normal" style:font-size-complex="12pt" style:font-weight-complex="normal"/>
    </style:style>
    <style:style style:name="P5" style:family="paragraph" style:parent-style-name="Standard">
      <style:text-properties style:font-name="Liberation Serif" fo:font-size="12pt" fo:font-weight="bold" officeooo:paragraph-rsid="00116e1f"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116e1f" style:text-blinking="false" fo:background-color="transparent"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116e1f" style:text-blinking="false" fo:background-color="transparent" style:font-size-asian="12pt" style:font-weight-asian="normal" style:font-size-complex="12pt"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231ee" officeooo:paragraph-rsid="001231ee" style:text-blinking="false" fo:background-color="transparent" style:font-size-asian="12pt" style:font-weight-asian="normal" style:font-size-complex="12pt"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2a341" officeooo:paragraph-rsid="0012a341"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2a341" officeooo:paragraph-rsid="00147d64" style:text-blinking="false" fo:background-color="transparent" style:font-size-asian="12pt"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231ee" officeooo:paragraph-rsid="001231ee" style:text-blinking="false" fo:background-color="transparent" style:font-size-asian="12pt" style:font-size-complex="12pt"/>
    </style:style>
    <style:style style:name="P12" style:family="paragraph" style:parent-style-name="Standard" style:list-style-name="L1">
      <style:paragraph-properties fo:text-align="start" style:justify-single-word="false"/>
      <style:text-properties style:font-name="Liberation Serif" fo:font-size="12pt" style:text-underline-style="none" fo:font-weight="normal" officeooo:rsid="00116e1f" officeooo:paragraph-rsid="00116e1f"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style:text-underline-style="none" fo:font-weight="normal" officeooo:rsid="00116e1f" officeooo:paragraph-rsid="0017ed10"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style:text-underline-style="none" fo:font-weight="normal" officeooo:rsid="00171ec6" officeooo:paragraph-rsid="00171ec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officeooo:rsid="0014b694" officeooo:paragraph-rsid="0014b694" style:font-size-asian="12pt" style:font-size-complex="12pt"/>
    </style:style>
    <style:style style:name="P16" style:family="paragraph" style:parent-style-name="Standard">
      <style:text-properties style:font-name="Liberation Serif" fo:font-size="12pt" officeooo:rsid="00157ec8" officeooo:paragraph-rsid="00157ec8" style:font-size-asian="12pt" style:font-size-complex="12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officeooo:rsid="00116e1f"/>
    </style:style>
    <style:style style:name="T3" style:family="text">
      <style:text-properties officeooo:rsid="0014b694"/>
    </style:style>
    <style:style style:name="T4" style:family="text">
      <style:text-properties officeooo:rsid="00157ec8"/>
    </style:style>
    <style:style style:name="T5" style:family="text">
      <style:text-properties officeooo:rsid="0016c5dc"/>
    </style:style>
    <style:style style:name="T6" style:family="text">
      <style:text-properties officeooo:rsid="00171e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er review for <text:span text:style-name="T2">Jacob and Walid</text:span></text:p>
      <text:p text:style-name="P4">from: <text:s text:c="2"/>Henry Pap</text:p>
      <text:p text:style-name="P4"><text:tab/>Rasmus Skedinger</text:p>
      <text:p text:style-name="P4"><text:tab/>Seldin Music</text:p>
      <text:p text:style-name="P4"/>
      <text:list xml:id="list2584895665302453274" text:style-name="L1">
        <text:list-item>
          <text:p text:style-name="P12"><text:span text:style-name="T5">R</text:span>unning the <text:span text:style-name="T5">extensible</text:span> jar file gives <text:span text:style-name="T5">a lot</text:span> of errors.</text:p>
        </text:list-item>
        <text:list-item>
          <text:p text:style-name="P12">Good <text:span text:style-name="T5">cohesion</text:span>, classes are not too large but not too small.</text:p>
        </text:list-item>
        <text:list-item>
          <text:p text:style-name="P13">Logic is good for the classes, no extra classes that helps (<text:span text:style-name="T5">M</text:span>ember<text:span text:style-name="T5">L</text:span>ist <text:span text:style-name="T5">could be considered as a list</text:span>, or implement list instead of a class that has a list).</text:p>
        </text:list-item>
        <text:list-item>
          <text:p text:style-name="P12"><text:span text:style-name="T5">The consistency of the comments is strange. Some areas of the code are well commented while other are not. The commenting could need some structure to it. Different commenting structures are used</text:span>.</text:p>
        </text:list-item>
        <text:list-item>
          <text:p text:style-name="P14">We found no dead code, except for some code that was commented out.</text:p>
        </text:list-item>
        <text:list-item>
          <text:p text:style-name="P12"><text:span text:style-name="T6">M</text:span>odel-view separation is not the best as its both <text:span text:style-name="T6">depended</text:span> on model and boat.</text:p>
        </text:list-item>
      </text:list>
      <text:p text:style-name="P2"/>
      <text:p text:style-name="P2"/>
      <text:p text:style-name="P6"><text:bookmark text:name="docs-internal-guid-a0872494-b4dc-c99d-bd97-11acf7b79e0f"/>Does the implementation and diagrams conform (do they show the same thing)?</text:p>
      <text:p text:style-name="P8">The UML class diagram <text:span text:style-name="T5">corresponds</text:span> well with the code implementation. The interaction diagrams are only showing a small part of the whole project.</text:p>
      <text:p text:style-name="P7"/>
      <text:p text:style-name="P6"><text:bookmark text:name="docs-internal-guid-a0872494-b4dd-1e18-1936-087cf257339c"/>Is the Architecture ok?</text:p>
      <text:p text:style-name="P11">Model view separation could need some adjustments to be relay pure. Some calls between model and view breaks this concept. </text:p>
      <text:p text:style-name="P8">The model is not specified for a specific UI i.e. it dose not print any kind of view UI. </text:p>
      <text:p text:style-name="P7"/>
      <text:p text:style-name="P6"><text:bookmark text:name="docs-internal-guid-a0872494-b4dd-43ec-3ba6-eaa884de640b"/>Is the requirement of a unique member id correctly done?</text:p>
      <text:p text:style-name="P8">Yes they handle the id correctly by using the database, this to prevent duplicate ids.</text:p>
      <text:p text:style-name="P7"/>
      <text:p text:style-name="P6"><text:bookmark text:name="docs-internal-guid-a0872494-b4dd-5d05-adf8-5c4a99d38cbd"/>What is the quality of the implementation/source code?</text:p>
      <text:p text:style-name="P9"><text:span text:style-name="T4">This project has bin implemented using the default java coding conventions. A </text:span>Good naming convention <text:span text:style-name="T4">has been implemented, </text:span>with the first <text:span text:style-name="T5">letter</text:span> in <text:span text:style-name="T4">lower</text:span> case and with the letter of each letter capitalized. <text:span text:style-name="T4">Readability</text:span> could be better for example methods could be grouped in <text:span text:style-name="T4">similar</text:span> cases, <text:span text:style-name="T5">for better way to search in the classes.</text:span></text:p>
      <text:p text:style-name="P7"/>
      <text:p text:style-name="P6"><text:bookmark text:name="docs-internal-guid-a0872494-b4dd-89ce-c2f8-0c3d88f642de"/>What is the quality of the design? Is it Object Oriented?</text:p>
      <text:p text:style-name="P2"/>
      <text:p text:style-name="P2"/>
      <text:p text:style-name="P5"><text:bookmark text:name="docs-internal-guid-a0872494-b4c3-021f-2d56-71810d7fd069"/><text:span text:style-name="T1">As a developer would the diagrams help you and why/why not?</text:span> </text:p>
      <text:p text:style-name="P16">The UML class diagram give a good and easy overview of what dependencies and associations there is between classes. While the interaction diagrams only show two scenarios “Create member” and “show compact list” which is fine, and can give an overview of methods interacting with classes. </text:p>
      <text:p text:style-name="P1"/>
      <text:p text:style-name="P6"><text:bookmark text:name="docs-internal-guid-a0872494-b4c3-61f8-87dd-7784f35d7075"/>What are the strong points of the design/implementation, what do you think is really good and why?</text:p>
      <text:p text:style-name="P9">The design <text:span text:style-name="T3">and implementation are simple while, while classes are not to large. </text:span><text:s/><text:span text:style-name="T3">Smaller</text:span> classes makes it <text:s/><text:span text:style-name="T3">more </text:span>readable and eas<text:span text:style-name="T3">ier</text:span> to maintain. <text:span text:style-name="T3">We didn’t notice any unnecessary classes or dead code. </text:span></text:p>
      <text:p text:style-name="P2"/>
      <text:p text:style-name="P6"><text:bookmark text:name="docs-internal-guid-a0872494-b4c3-7b66-1648-8a67e46d708a"/><text:soft-page-break/>What are the weaknesses of the design/implementation, what do you think should be changed and why?</text:p>
      <text:p text:style-name="P10">The lack of comments could make it hard to understand the code in detail. <text:span text:style-name="T3">In the controller having a class called Admin can be seen as a deviation from the domain model. </text:span></text:p>
      <text:p text:style-name="P2"/>
      <text:p text:style-name="P6"><text:bookmark text:name="docs-internal-guid-a0872494-b4c3-9f49-f0c7-27d066e1f6a4"/>Do you think the design/implementation has passed the grade 2 criteria?</text:p>
      <text:p text:style-name="P15">We think this project has met all the requirements for grade 2. <text:span text:style-name="T6">While the interaction diagrams could be fleshed out to cover the whol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0:41:01.084000000</meta:creation-date>
    <dc:date>2016-10-12T10:16:27.441000000</dc:date>
    <meta:editing-duration>PT5M40S</meta:editing-duration>
    <meta:editing-cycles>3</meta:editing-cycles>
    <meta:generator>LibreOffice/5.2.1.2$Windows_x86 LibreOffice_project/31dd62db80d4e60af04904455ec9c9219178d620</meta:generator>
    <meta:document-statistic meta:table-count="0" meta:image-count="0" meta:object-count="0" meta:page-count="2" meta:paragraph-count="28" meta:word-count="494" meta:character-count="2859" meta:non-whitespace-character-count="2387"/>
  </office:meta>
</office:document-meta>
</file>